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emps d'exécution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ec</text:p>
          </table:table-cell>
          <table:table-cell office:value-type="string" calcext:value-type="string">
            <text:p>Sa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2:40:46.339786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18T12:46:09.125624803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5" meta:object-count="0"/>
  </office:meta>
</office:document-meta>
</file>